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cm" fo:margin-bottom="0.499cm" style:contextual-spacing="false"/>
      <style:text-properties style:font-name="DejaVu Serif" fo:font-size="10pt" fo:font-weight="normal" officeooo:rsid="001c7710" officeooo:paragraph-rsid="001c7710" style:font-size-asian="10pt" style:font-weight-asian="normal" style:font-size-complex="10pt" style:font-weight-complex="normal"/>
    </style:style>
    <style:style style:name="P2" style:family="paragraph" style:parent-style-name="Heading_20_2">
      <style:text-properties style:font-name="DejaVu Serif" fo:font-size="12pt" fo:font-weight="normal" officeooo:rsid="001a4199" officeooo:paragraph-rsid="001a4199" style:font-size-asian="12pt" style:font-weight-asian="normal" style:font-size-complex="12pt" style:font-weight-complex="normal"/>
    </style:style>
    <style:style style:name="P3" style:family="paragraph" style:parent-style-name="Heading_20_2">
      <style:text-properties style:font-name="DejaVu Serif" fo:font-size="12pt" fo:font-weight="bold" officeooo:rsid="001a4199" officeooo:paragraph-rsid="001a4199" style:font-size-asian="12pt" style:font-weight-asian="bold" style:font-size-complex="12pt" style:font-weight-complex="bold"/>
    </style:style>
    <style:style style:name="P4" style:family="paragraph" style:parent-style-name="Heading_20_2">
      <style:paragraph-properties fo:margin-top="0cm" fo:margin-bottom="0.499cm" style:contextual-spacing="false"/>
      <style:text-properties fo:color="#000000" loext:opacity="100%" style:font-name="DejaVu Serif" fo:font-size="10pt" fo:font-weight="normal" officeooo:rsid="001c7710" officeooo:paragraph-rsid="001c7710" style:font-size-asian="10pt" style:font-weight-asian="normal" style:font-size-complex="10pt" style:font-weight-complex="normal"/>
    </style:style>
    <style:style style:name="P5" style:family="paragraph" style:parent-style-name="Heading_20_2">
      <style:paragraph-properties fo:margin-top="0cm" fo:margin-bottom="0.499cm" style:contextual-spacing="false"/>
      <style:text-properties fo:color="#000000" loext:opacity="100%" style:font-name="DejaVu Serif" fo:font-size="10pt" fo:font-weight="bold" officeooo:rsid="001c7710" officeooo:paragraph-rsid="001c7710" style:font-size-asian="10pt" style:font-weight-asian="bold" style:font-size-complex="10pt" style:font-weight-complex="bold"/>
    </style:style>
    <style:style style:name="P6" style:family="paragraph" style:parent-style-name="Heading_20_2">
      <style:paragraph-properties fo:margin-top="0cm" fo:margin-bottom="0.499cm" style:contextual-spacing="false"/>
      <style:text-properties fo:color="#000000" loext:opacity="100%" style:font-name="DejaVu Serif" fo:font-size="12pt" fo:font-weight="normal" officeooo:rsid="001c7710" officeooo:paragraph-rsid="001c7710" style:font-size-asian="12pt" style:font-weight-asian="normal" style:font-size-complex="12pt" style:font-weight-complex="normal"/>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text-properties style:font-name="DejaVu Serif" fo:font-size="10pt" fo:font-weight="normal" officeooo:rsid="001a4199" officeooo:paragraph-rsid="001a4199" style:font-size-asian="8.75pt" style:font-weight-asian="normal" style:font-size-complex="10pt" style:font-weight-complex="normal"/>
    </style:style>
    <style:style style:name="P9" style:family="paragraph" style:parent-style-name="Preformatted_20_Text">
      <style:text-properties style:font-name="DejaVu Serif" fo:font-size="10pt" fo:font-weight="normal" officeooo:rsid="001a4199" officeooo:paragraph-rsid="001a4199" style:font-size-asian="10pt" style:font-weight-asian="normal" style:font-size-complex="10pt" style:font-weight-complex="normal"/>
    </style:style>
    <style:style style:name="P10" style:family="paragraph" style:parent-style-name="Preformatted_20_Text">
      <style:paragraph-properties fo:margin-top="0cm" fo:margin-bottom="0.499cm" style:contextual-spacing="false"/>
      <style:text-properties style:font-name="DejaVu Serif" fo:font-size="10pt" fo:font-weight="normal" officeooo:rsid="001c7710" officeooo:paragraph-rsid="001c7710" style:font-size-asian="10pt" style:font-weight-asian="normal" style:font-size-complex="10pt" style:font-weight-complex="normal"/>
    </style:style>
    <style:style style:name="P11" style:family="paragraph" style:parent-style-name="Preformatted_20_Text">
      <style:text-properties style:font-name="DejaVu Serif"/>
    </style:style>
    <style:style style:name="P12" style:family="paragraph" style:parent-style-name="Standard">
      <style:text-properties style:font-name="DejaVu Serif" fo:font-weight="bold" officeooo:rsid="001a4199" officeooo:paragraph-rsid="001a4199" style:font-weight-asian="bold" style:font-weight-complex="bold"/>
    </style:style>
    <style:style style:name="P13" style:family="paragraph" style:parent-style-name="Standard">
      <style:text-properties style:font-name="DejaVu Serif" fo:font-size="10pt" fo:font-weight="normal" officeooo:rsid="001a4199" officeooo:paragraph-rsid="001a4199" style:font-size-asian="8.75pt" style:font-weight-asian="normal" style:font-size-complex="10pt" style:font-weight-complex="normal"/>
    </style:style>
    <style:style style:name="P14" style:family="paragraph" style:parent-style-name="Standard">
      <style:text-properties style:font-name="DejaVu Serif" fo:font-size="10pt" fo:font-weight="normal" officeooo:rsid="001ac073" officeooo:paragraph-rsid="001ac073" style:font-size-asian="8.75pt" style:font-weight-asian="normal" style:font-size-complex="10pt" style:font-weight-complex="normal"/>
    </style:style>
    <style:style style:name="P15" style:family="paragraph" style:parent-style-name="Standard">
      <style:text-properties style:font-name="DejaVu Serif" fo:font-size="10pt" fo:font-weight="normal" officeooo:rsid="001a4199" officeooo:paragraph-rsid="001a4199" style:font-size-asian="10pt" style:font-weight-asian="normal" style:font-size-complex="10pt" style:font-weight-complex="normal"/>
    </style:style>
    <style:style style:name="P16" style:family="paragraph" style:parent-style-name="Standard">
      <style:text-properties style:font-name="DejaVu Serif" fo:font-size="12pt" fo:font-weight="bold" officeooo:rsid="001ac073" officeooo:paragraph-rsid="001ac073" style:font-size-asian="12pt" style:font-weight-asian="bold" style:font-size-complex="12pt" style:font-weight-complex="bold"/>
    </style:style>
    <style:style style:name="P17" style:family="paragraph" style:parent-style-name="Standard">
      <style:text-properties fo:color="#158466" loext:opacity="100%" style:font-name="DejaVu Serif" fo:font-size="10pt" fo:font-weight="normal" officeooo:rsid="001a4199" officeooo:paragraph-rsid="001a4199" fo:background-color="#ffff00" style:font-size-asian="8.75pt" style:font-weight-asian="normal" style:font-size-complex="10pt" style:font-weight-complex="normal"/>
    </style:style>
    <style:style style:name="P18" style:family="paragraph" style:parent-style-name="Text_20_body">
      <style:text-properties style:font-name="DejaVu Serif" fo:font-size="10pt" fo:font-weight="normal" officeooo:rsid="001a4199" officeooo:paragraph-rsid="001a4199" style:font-size-asian="8.75pt" style:font-weight-asian="normal" style:font-size-complex="10pt" style:font-weight-complex="normal"/>
    </style:style>
    <style:style style:name="P19" style:family="paragraph" style:parent-style-name="Text_20_body">
      <style:text-properties style:font-name="DejaVu Serif" fo:font-size="10pt" officeooo:paragraph-rsid="001b48aa" style:font-size-asian="10pt" style:font-size-complex="10pt"/>
    </style:style>
    <style:style style:name="P20" style:family="paragraph" style:parent-style-name="Text_20_body">
      <style:text-properties style:font-name="DejaVu Serif" fo:font-size="10pt" style:font-size-asian="8.75pt" style:font-size-complex="10pt"/>
    </style:style>
    <style:style style:name="P21" style:family="paragraph" style:parent-style-name="Text_20_body">
      <style:text-properties style:font-name="DejaVu Serif" fo:font-size="12pt" fo:font-weight="bold" officeooo:rsid="001a4199" officeooo:paragraph-rsid="001a4199" style:font-size-asian="12pt" style:font-weight-asian="bold" style:font-size-complex="12pt" style:font-weight-complex="bold"/>
    </style:style>
    <style:style style:name="P22" style:family="paragraph" style:parent-style-name="Text_20_body">
      <style:text-properties style:font-name="DejaVu Serif" fo:font-size="12pt" fo:font-weight="normal" officeooo:rsid="001a4199" officeooo:paragraph-rsid="001a4199" style:font-size-asian="12pt" style:font-weight-asian="normal" style:font-size-complex="12pt" style:font-weight-complex="normal"/>
    </style:style>
    <style:style style:name="P23" style:family="paragraph" style:parent-style-name="Text_20_body">
      <style:text-properties style:font-name="DejaVu Serif" officeooo:paragraph-rsid="001bd730"/>
    </style:style>
    <style:style style:name="P24" style:family="paragraph" style:parent-style-name="Text_20_body">
      <style:text-properties style:font-name="DejaVu Serif"/>
    </style:style>
    <style:style style:name="P25" style:family="paragraph" style:parent-style-name="Text_20_body">
      <style:text-properties officeooo:paragraph-rsid="001b48aa"/>
    </style:style>
    <style:style style:name="P26" style:family="paragraph" style:parent-style-name="Text_20_body">
      <style:text-properties officeooo:paragraph-rsid="001bd730"/>
    </style:style>
    <style:style style:name="P27" style:family="paragraph" style:parent-style-name="Text_20_body">
      <style:text-properties officeooo:paragraph-rsid="001e062f"/>
    </style:style>
    <style:style style:name="P28" style:family="paragraph" style:parent-style-name="Text_20_body" style:list-style-name="L1"/>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style style:name="P31" style:family="paragraph" style:parent-style-name="Text_20_body" style:list-style-name="L2">
      <style:paragraph-properties fo:margin-top="0cm" fo:margin-bottom="0cm" style:contextual-spacing="false"/>
    </style:style>
    <style:style style:name="T1" style:family="text">
      <style:text-properties fo:color="#158466" loext:opacity="100%"/>
    </style:style>
    <style:style style:name="T2" style:family="text">
      <style:text-properties fo:color="#158466" loext:opacity="100%" fo:background-color="#ffffff" loext:char-shading-value="0"/>
    </style:style>
    <style:style style:name="T3" style:family="text">
      <style:text-properties fo:color="#158466" loext:opacity="100%" style:font-name="DejaVu Serif"/>
    </style:style>
    <style:style style:name="T4" style:family="text">
      <style:text-properties fo:color="#158466" loext:opacity="100%" style:font-name="DejaVu Serif" fo:background-color="#ffffff" loext:char-shading-value="0"/>
    </style:style>
    <style:style style:name="T5" style:family="text">
      <style:text-properties fo:font-weight="bold" style:font-weight-asian="bold" style:font-weight-complex="bold"/>
    </style:style>
    <style:style style:name="T6" style:family="text">
      <style:text-properties fo:font-weight="bold" officeooo:rsid="001ac073" style:font-weight-asian="bold" style:font-weight-complex="bold"/>
    </style:style>
    <style:style style:name="T7" style:family="text">
      <style:text-properties fo:font-weight="bold" officeooo:rsid="001b48aa" style:font-weight-asian="bold" style:font-weight-complex="bold"/>
    </style:style>
    <style:style style:name="T8" style:family="text">
      <style:text-properties fo:font-weight="bold" officeooo:rsid="001c6400" style:font-weight-asian="bold" style:font-weight-complex="bold"/>
    </style:style>
    <style:style style:name="T9" style:family="text">
      <style:text-properties fo:color="#000000" loext:opacity="100%" fo:font-weight="bold" fo:background-color="#ffffff" loext:char-shading-value="0" style:font-weight-asian="bold" style:font-weight-complex="bold"/>
    </style:style>
    <style:style style:name="T10" style:family="text">
      <style:text-properties fo:color="#000000" loext:opacity="100%" fo:font-weight="bold" officeooo:rsid="001c6400" style:font-weight-asian="bold" style:font-weight-complex="bold"/>
    </style:style>
    <style:style style:name="T11" style:family="text">
      <style:text-properties fo:color="#000000" loext:opacity="100%" style:font-name="DejaVu Serif" fo:font-weight="bold" fo:background-color="#ffffff" loext:char-shading-value="0" style:font-weight-asian="bold" style:font-weight-complex="bold"/>
    </style:style>
    <style:style style:name="T12" style:family="text">
      <style:text-properties fo:color="#000000" loext:opacity="100%" style:font-name="DejaVu Serif" fo:font-weight="bold" officeooo:rsid="001c6400" style:font-weight-asian="bold" style:font-weight-complex="bold"/>
    </style:style>
    <style:style style:name="T13" style:family="text">
      <style:text-properties fo:color="#808080" loext:opacity="100%"/>
    </style:style>
    <style:style style:name="T14" style:family="text">
      <style:text-properties fo:color="#808080" loext:opacity="100%" officeooo:rsid="001ac073"/>
    </style:style>
    <style:style style:name="T15" style:family="text">
      <style:text-properties fo:color="#808080" loext:opacity="100%" style:font-name="DejaVu Serif"/>
    </style:style>
    <style:style style:name="T16" style:family="text">
      <style:text-properties fo:color="#808080" loext:opacity="100%" style:font-name="DejaVu Serif" officeooo:rsid="001ac073"/>
    </style:style>
    <style:style style:name="T17" style:family="text">
      <style:text-properties officeooo:rsid="001b48aa"/>
    </style:style>
    <style:style style:name="T18" style:family="text">
      <style:text-properties fo:font-size="10pt" style:font-size-asian="10pt" style:font-size-complex="10pt"/>
    </style:style>
    <style:style style:name="T19" style:family="text">
      <style:text-properties fo:font-size="10pt" fo:font-weight="bold" fo:background-color="#ffffff" loext:char-shading-value="0" style:font-size-asian="10pt" style:font-weight-asian="bold" style:font-size-complex="10pt"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fo:font-weight="bold" fo:background-color="#729fcf" loext:char-shading-value="0" style:font-size-asian="10pt" style:font-weight-asian="bold" style:font-size-complex="10pt" style:font-weight-complex="bold"/>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0pt" style:font-size-asian="8.75pt" style:font-size-complex="10pt"/>
    </style:style>
    <style:style style:name="T24" style:family="text">
      <style:text-properties style:font-name="DejaVu Serif"/>
    </style:style>
    <style:style style:name="T25" style:family="text">
      <style:text-properties style:font-name="DejaVu Serif" fo:font-weight="bold" style:font-weight-asian="bold" style:font-weight-complex="bold"/>
    </style:style>
    <style:style style:name="T26" style:family="text">
      <style:text-properties style:font-name="DejaVu Serif" fo:font-weight="bold" officeooo:rsid="001ac073" style:font-weight-asian="bold" style:font-weight-complex="bold"/>
    </style:style>
    <style:style style:name="T27" style:family="text">
      <style:text-properties style:font-name="DejaVu Serif" fo:font-weight="bold" officeooo:rsid="001b48aa" style:font-weight-asian="bold" style:font-weight-complex="bold"/>
    </style:style>
    <style:style style:name="T28" style:family="text">
      <style:text-properties style:font-name="DejaVu Serif" fo:font-size="10pt" fo:font-weight="bold" fo:background-color="#ffffff" loext:char-shading-value="0" style:font-size-asian="10pt" style:font-weight-asian="bold" style:font-size-complex="10pt" style:font-weight-complex="bold"/>
    </style:style>
    <style:style style:name="T29" style:family="text">
      <style:text-properties style:font-name="DejaVu Serif" fo:font-size="10pt" fo:font-weight="bold" style:font-size-asian="10pt" style:font-weight-asian="bold" style:font-size-complex="10pt" style:font-weight-complex="bold"/>
    </style:style>
    <style:style style:name="T30" style:family="text">
      <style:text-properties style:font-name="DejaVu Serif" fo:font-size="10pt" fo:font-weight="bold" fo:background-color="#729fcf" loext:char-shading-value="0" style:font-size-asian="10pt" style:font-weight-asian="bold" style:font-size-complex="10pt" style:font-weight-complex="bold"/>
    </style:style>
    <style:style style:name="T31" style:family="text">
      <style:text-properties style:font-name="DejaVu Serif" fo:font-size="10pt" style:font-size-asian="10pt" style:font-size-complex="10pt"/>
    </style:style>
    <style:style style:name="T32" style:family="text">
      <style:text-properties style:font-name="DejaVu Serif" fo:font-size="10pt" fo:font-weight="normal" style:font-size-asian="10pt" style:font-weight-asian="normal" style:font-size-complex="10pt" style:font-weight-complex="normal"/>
    </style:style>
    <style:style style:name="T33" style:family="text">
      <style:text-properties style:text-position="0% 100%"/>
    </style:style>
    <style:style style:name="T34" style:family="text">
      <style:text-properties fo:color="#00a933" loext:opacity="100%"/>
    </style:style>
    <style:style style:name="T35" style:family="text">
      <style:text-properties fo:color="#00a933" loext:opacity="100%" officeooo:rsid="001bd730"/>
    </style:style>
    <style:style style:name="T36" style:family="text">
      <style:text-properties fo:color="#00a933" loext:opacity="100%" style:text-position="super 58%" officeooo:rsid="001bd730"/>
    </style:style>
    <style:style style:name="T37" style:family="text">
      <style:text-properties fo:color="#00a933" loext:opacity="100%" style:text-position="super 58%" style:font-name="DejaVu Serif" officeooo:rsid="001bd730"/>
    </style:style>
    <style:style style:name="T38" style:family="text">
      <style:text-properties fo:color="#00a933" loext:opacity="100%" officeooo:rsid="001c6400"/>
    </style:style>
    <style:style style:name="T39" style:family="text">
      <style:text-properties fo:color="#00a933" loext:opacity="100%" style:font-name="DejaVu Serif"/>
    </style:style>
    <style:style style:name="T40" style:family="text">
      <style:text-properties fo:color="#00a933" loext:opacity="100%" style:font-name="DejaVu Serif" officeooo:rsid="001bd730"/>
    </style:style>
    <style:style style:name="T41" style:family="text">
      <style:text-properties fo:color="#00a933" loext:opacity="100%" style:font-name="DejaVu Serif" officeooo:rsid="001c6400"/>
    </style:style>
    <style:style style:name="T42" style:family="text">
      <style:text-properties fo:color="#666666" loext:opacity="100%"/>
    </style:style>
    <style:style style:name="T43" style:family="text">
      <style:text-properties fo:color="#666666" loext:opacity="100%" fo:font-weight="bold" style:font-weight-asian="bold" style:font-weight-complex="bold"/>
    </style:style>
    <style:style style:name="T44" style:family="text">
      <style:text-properties fo:color="#666666" loext:opacity="100%" fo:font-weight="bold" officeooo:rsid="001c6400" style:font-weight-asian="bold" style:font-weight-complex="bold"/>
    </style:style>
    <style:style style:name="T45" style:family="text">
      <style:text-properties fo:color="#666666" loext:opacity="100%" style:text-position="super 58%" fo:font-weight="bold" style:font-weight-asian="bold" style:font-weight-complex="bold"/>
    </style:style>
    <style:style style:name="T46" style:family="text">
      <style:text-properties fo:color="#666666" loext:opacity="100%" style:font-name="DejaVu Serif"/>
    </style:style>
    <style:style style:name="T47" style:family="text">
      <style:text-properties fo:color="#666666" loext:opacity="100%" style:font-name="DejaVu Serif" fo:font-weight="bold" officeooo:rsid="001c6400"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uple : </text:p>
      <text:p text:style-name="P12"/>
      <text:p text:style-name="P13">A tuple is a data structure that contains a sequence of elements of different data types.</text:p>
      <text:p text:style-name="P13"/>
      <text:p text:style-name="P13">It can be used where you want to have a data structure to hold an object with properties, but you don't want to create a separate type for it. </text:p>
      <text:p text:style-name="P13"/>
      <text:p text:style-name="P13">The <text:span text:style-name="Source_20_Text"><text:span text:style-name="T24">Tuple&lt;T&gt;</text:span></text:span> class was introduced in .NET Framework 4.0.</text:p>
      <text:p text:style-name="P17"/>
      <text:p text:style-name="P8"><text:span text:style-name="Source_20_Text"><text:span text:style-name="T11">Example :</text:span></text:span><text:span text:style-name="Source_20_Text"><text:span text:style-name="T4"> </text:span></text:span><text:span text:style-name="Source_20_Text"><text:span text:style-name="T3">Tuple&lt;T1, T2, T3, T4, T5, T6, T7, TRest&gt;</text:span></text:span></text:p>
      <text:p text:style-name="P13"/>
      <text:p text:style-name="P13"/>
      <text:p text:style-name="P13"/>
      <text:p text:style-name="P13"/>
      <text:p text:style-name="P16">Tuple Creation : </text:p>
      <text:p text:style-name="P16"/>
      <text:p text:style-name="P14"><text:span text:style-name="T5">example creates a tuple with three elements:</text:span> </text:p>
      <text:p text:style-name="P14"/>
      <text:p text:style-name="P8"><text:span text:style-name="Source_20_Text"><text:span text:style-name="T24">Tuple&lt;int, string, string&gt; person = <text:s text:c="38"/></text:span></text:span><text:span text:style-name="Source_20_Text"><text:span text:style-name="T25"><text:s/></text:span></text:span><text:span text:style-name="Source_20_Text"><text:span text:style-name="T26">1</text:span></text:span></text:p>
      <text:p text:style-name="P7"><text:span text:style-name="Source_20_Text"><text:span text:style-name="T24"><text:s text:c="12"/>new Tuple &lt;int, string, string&gt;(1, "Steve", "Jobs");</text:span></text:span></text:p>
      <text:p text:style-name="P7"><text:span text:style-name="Source_20_Text"><text:span text:style-name="T16">(</text:span></text:span><text:span text:style-name="Source_20_Text"><text:span text:style-name="T15">we created an instance of the Tuple that holds a person's record. We specified a type for each element and passed values to the constructor. Specifying the type of each element is cumbersome</text:span></text:span><text:span text:style-name="Source_20_Text"><text:span text:style-name="T16">)</text:span></text:span><text:span text:style-name="Source_20_Text"><text:span text:style-name="T15">.</text:span></text:span></text:p>
      <text:p text:style-name="P18">----------------------------------------------------------------------------------------------------------------------------------------------</text:p>
      <text:p text:style-name="P18"><text:span text:style-name="T17">(</text:span><text:span text:style-name="T13">C# includes a static helper class Tuple, which returns an instance of the </text:span><text:span text:style-name="Source_20_Text"><text:span text:style-name="T15">Tuple&lt;T&gt;</text:span></text:span><text:span text:style-name="T13"> without specifying each element's type, as shown below</text:span><text:span text:style-name="T17">)</text:span>. </text:p>
      <text:p text:style-name="P7"><text:span text:style-name="Source_20_Text"><text:span text:style-name="T24">var person = Tuple.Create(1, "Steve", "Jobs"); <text:s text:c="27"/></text:span></text:span><text:span text:style-name="Source_20_Text"><text:span text:style-name="T25"><text:s/></text:span></text:span><text:span text:style-name="Source_20_Text"><text:span text:style-name="T27">2</text:span></text:span></text:p>
      <text:p text:style-name="P13">----------------------------------------------------------------------------------------------------------------------------------------------</text:p>
      <text:p text:style-name="P13"/>
      <text:p text:style-name="P18"><text:span text:style-name="T9">A tuple can only include a maximum of eight elements.</text:span> It gives a compiler error when you try to include more than eight elements. </text:p>
      <text:p text:style-name="P7"><text:span text:style-name="Source_20_Text"><text:span text:style-name="T24">var numbers = Tuple.Create(1, 2, 3, 4, 5, 6, 7, 8);</text:span></text:span></text:p>
      <text:p text:style-name="P13"/>
      <text:p text:style-name="P13"/>
      <text:h text:style-name="P3" text:outline-level="2"/>
      <text:h text:style-name="P3" text:outline-level="2">Accessing Tuple Elements :</text:h>
      <text:p text:style-name="P21"/>
      <text:p text:style-name="P25"><text:span text:style-name="T28">A tuple elements can be accessed with </text:span><text:span text:style-name="Source_20_Text"><text:span text:style-name="T28">Item&lt;elementNumber&gt;</text:span></text:span><text:span text:style-name="T28"> properties,</text:span><text:span text:style-name="T31"> e.g., Item1, Item2, Item3, and so on up to Item7 property. </text:span></text:p>
      <text:p text:style-name="P19">The Item1 property returns the first element, Item2 returns the second element, and so on. </text:p>
      <text:p text:style-name="P25"><text:span text:style-name="T29">The last element (the 8th element) will be returned using the </text:span><text:span text:style-name="Source_20_Text"><text:span text:style-name="T30">Rest</text:span></text:span><text:span text:style-name="T30"> </text:span><text:span text:style-name="T29">property. </text:span></text:p>
      <text:p text:style-name="P15"/>
      <text:p text:style-name="P9"><text:span text:style-name="Source_20_Text"><text:span text:style-name="T24"/></text:span></text:p>
      <text:p text:style-name="P9"><text:span text:style-name="Source_20_Text"><text:span text:style-name="T24"/></text:span></text:p>
      <text:p text:style-name="P9"><text:span text:style-name="Source_20_Text"><text:span text:style-name="T24"/></text:span></text:p>
      <text:p text:style-name="P9"><text:span text:style-name="Source_20_Text"><text:span text:style-name="T24"/></text:span></text:p>
      <text:p text:style-name="P9"><text:span text:style-name="Source_20_Text"><text:span text:style-name="T24"/></text:span></text:p>
      <text:p text:style-name="P9"><text:soft-page-break/><text:span text:style-name="Source_20_Text"><text:span text:style-name="T25">var person = Tuple.Create(1, "Steve", "Jobs"); <text:s text:c="3"/></text:span></text:span><text:span text:style-name="Source_20_Text"><text:span text:style-name="T24"><text:s text:c="8"/></text:span></text:span><text:span text:style-name="Source_20_Text"><text:span text:style-name="T39">//</text:span></text:span><text:span text:style-name="Source_20_Text"><text:span text:style-name="T40">Tuple Creation</text:span></text:span></text:p>
      <text:p text:style-name="P9"><text:span text:style-name="Source_20_Text"><text:span text:style-name="T39"/></text:span></text:p>
      <text:p text:style-name="Preformatted_20_Text"><text:span text:style-name="Source_20_Text"><text:span text:style-name="T25">person.Item1;</text:span></text:span><text:span text:style-name="Source_20_Text"><text:span text:style-name="T24"> // returns 1 <text:s text:c="31"/></text:span></text:span><text:span text:style-name="Source_20_Text"><text:span text:style-name="T39">//</text:span></text:span><text:span text:style-name="Source_20_Text"><text:span text:style-name="T40">1st Element Access</text:span></text:span></text:p>
      <text:p text:style-name="Preformatted_20_Text"><text:span text:style-name="Source_20_Text"><text:span text:style-name="T24">person.Item2; // returns "Steve"</text:span></text:span></text:p>
      <text:p text:style-name="Preformatted_20_Text"><text:span text:style-name="Source_20_Text"><text:span text:style-name="T24">person.Item3; // returns "Jobs"</text:span></text:span></text:p>
      <text:p text:style-name="P11"/>
      <text:p text:style-name="P11"/>
      <text:p text:style-name="Preformatted_20_Text"><text:span text:style-name="Source_20_Text"><text:span text:style-name="T24">var numbers = Tuple.Create("One", 2, 3, "Four", 5, "Six", 7, 8);</text:span></text:span></text:p>
      <text:p text:style-name="Preformatted_20_Text"><text:span text:style-name="Source_20_Text"><text:span text:style-name="T24"/></text:span></text:p>
      <text:p text:style-name="Preformatted_20_Text"><text:span text:style-name="Source_20_Text"><text:span text:style-name="T24">numbers.Item1; // returns "One"</text:span></text:span></text:p>
      <text:p text:style-name="Preformatted_20_Text"><text:span text:style-name="Source_20_Text"><text:span text:style-name="T24">numbers.Item2; // returns 2</text:span></text:span></text:p>
      <text:p text:style-name="Preformatted_20_Text"><text:span text:style-name="Source_20_Text"><text:span text:style-name="T24">numbers.Item3; // returns 3</text:span></text:span></text:p>
      <text:p text:style-name="Preformatted_20_Text"><text:span text:style-name="Source_20_Text"><text:span text:style-name="T24">numbers.Item4; // returns "Four"</text:span></text:span></text:p>
      <text:p text:style-name="Preformatted_20_Text"><text:span text:style-name="Source_20_Text"><text:span text:style-name="T24">numbers.Item5; // returns 5</text:span></text:span></text:p>
      <text:p text:style-name="Preformatted_20_Text"><text:span text:style-name="Source_20_Text"><text:span text:style-name="T24">numbers.Item6; // returns "Six"</text:span></text:span></text:p>
      <text:p text:style-name="Preformatted_20_Text"><text:span text:style-name="Source_20_Text"><text:span text:style-name="T24">numbers.Item7; // returns 7</text:span></text:span></text:p>
      <text:p text:style-name="Preformatted_20_Text"><text:span text:style-name="Source_20_Text"><text:span text:style-name="T25">numbers.Rest;</text:span></text:span><text:span text:style-name="Source_20_Text"><text:span text:style-name="T24"> // returns (8) <text:s text:c="13"/></text:span></text:span><text:span text:style-name="Source_20_Text"><text:span text:style-name="T39">//</text:span></text:span><text:span text:style-name="Source_20_Text"><text:span text:style-name="T40">8</text:span></text:span><text:span text:style-name="Source_20_Text"><text:span text:style-name="T37">th</text:span></text:span><text:span text:style-name="Source_20_Text"><text:span text:style-name="T40"> Ele. Accessed using Rest Property</text:span></text:span></text:p>
      <text:p text:style-name="P7"><text:span text:style-name="Source_20_Text"><text:span text:style-name="T25">numbers.Rest.Item1;</text:span></text:span><text:span text:style-name="Source_20_Text"><text:span text:style-name="T24"> // returns 8 <text:s text:c="9"/></text:span></text:span><text:span text:style-name="Source_20_Text"><text:span text:style-name="T39">//</text:span></text:span><text:span text:style-name="Source_20_Text"><text:span text:style-name="T40">Also can access like that</text:span></text:span></text:p>
      <text:p text:style-name="P15"/>
      <text:p text:style-name="P15"><text:span text:style-name="T5">Generally, the 8th position is for the nested tuple, which you can access using the </text:span><text:span text:style-name="Source_20_Text"><text:span text:style-name="T25">Rest</text:span></text:span><text:span text:style-name="T5"> property.</text:span></text:p>
      <text:p text:style-name="P15"><text:span text:style-name="T5"/></text:p>
      <text:p text:style-name="P15"><text:span text:style-name="T5"/></text:p>
      <text:p text:style-name="P15"><text:span text:style-name="T5"/></text:p>
      <text:p text:style-name="P15"><text:span text:style-name="T5"/></text:p>
      <text:h text:style-name="P2" text:outline-level="2"><text:span text:style-name="T5">Nested Tuples : </text:span></text:h>
      <text:p text:style-name="P22"><text:span text:style-name="T5"/></text:p>
      <text:p text:style-name="P23"><text:span text:style-name="T18">If you want to include more than eight elements in a tuple, you can do that by nesting another tuple object as the eighth element. </text:span></text:p>
      <text:p text:style-name="P26"><text:span text:style-name="T31">The last nested tuple can be accessed using the</text:span><text:span text:style-name="T29"> </text:span><text:span text:style-name="Source_20_Text"><text:span text:style-name="T29">Rest</text:span></text:span><text:span text:style-name="T31"> property. </text:span></text:p>
      <text:p text:style-name="P26"><text:span text:style-name="T32">To access the nested tuple's element, use the </text:span><text:span text:style-name="Source_20_Text"><text:span text:style-name="T29">Rest.Item1.Item&lt;elelementNumber&gt;</text:span></text:span><text:span text:style-name="T32"> property. </text:span></text:p>
      <text:p text:style-name="P15"><text:span text:style-name="T5"/></text:p>
      <text:p text:style-name="P15"><text:span text:style-name="T5"/></text:p>
      <text:p text:style-name="P15"><text:span text:style-name="T5">Example: Nested Tuple</text:span></text:p>
      <text:p text:style-name="P15"><text:span text:style-name="T5"/></text:p>
      <text:p text:style-name="P15"><text:span text:style-name="T5"/></text:p>
      <text:p text:style-name="Preformatted_20_Text"><text:span text:style-name="Source_20_Text"><text:span text:style-name="T24">var numbers = Tuple.Create(1, 2, 3, 4, 5, 6, 7, Tuple.Create(8, 9, 10, 11, 12, 13));</text:span></text:span></text:p>
      <text:p text:style-name="Preformatted_20_Text"><text:span text:style-name="Source_20_Text"><text:span text:style-name="T24"/></text:span></text:p>
      <text:p text:style-name="Preformatted_20_Text"><text:span text:style-name="Source_20_Text"><text:span text:style-name="T24">numbers.Item1; // returns 1</text:span></text:span></text:p>
      <text:p text:style-name="Preformatted_20_Text"><text:span text:style-name="Source_20_Text"><text:span text:style-name="T24">numbers.Item7; // returns 7</text:span></text:span></text:p>
      <text:p text:style-name="Preformatted_20_Text"><text:span text:style-name="Source_20_Text"><text:span text:style-name="T24">numbers.Rest.Item1; //returns (8, 9, 10, 11, 12, 13) <text:s text:c="5"/></text:span></text:span><text:span text:style-name="Source_20_Text"><text:span text:style-name="T39">//</text:span></text:span><text:span text:style-name="Source_20_Text"><text:span text:style-name="T41">Access Nested tuple</text:span></text:span></text:p>
      <text:p text:style-name="Preformatted_20_Text"><text:span text:style-name="Source_20_Text"><text:span text:style-name="T24">numbers.Rest.Item1.Item1; //returns 8 <text:s text:c="10"/></text:span></text:span><text:span text:style-name="Source_20_Text"><text:span text:style-name="T39">//</text:span></text:span><text:span text:style-name="Source_20_Text"><text:span text:style-name="T41">Accessing Nested tuple element</text:span></text:span></text:p>
      <text:p text:style-name="P7"><text:span text:style-name="Source_20_Text"><text:span text:style-name="T24">numbers.Rest.Item1.Item2; //returns 9</text:span></text:span></text:p>
      <text:p text:style-name="P15"><text:span text:style-name="T5">------------------------------------------------------------------------------------------------------------------</text:span></text:p>
      <text:p text:style-name="P15"><text:span text:style-name="T42">You can include the nested tuple object anywhere in the sequence. However, it is recommended to place the nested tuple at the end of the sequence so that it can be accessed using the </text:span><text:span text:style-name="Source_20_Text"><text:span text:style-name="T46">Rest</text:span></text:span><text:span text:style-name="T42"> property</text:span><text:span text:style-name="T44">.</text:span></text:p>
      <text:p text:style-name="P15"><text:span text:style-name="T44">-------------------------------------------------------------------------------------------------------------------</text:span></text:p>
      <text:p text:style-name="P15"><text:span text:style-name="T44"/></text:p>
      <text:p text:style-name="P15"><text:span text:style-name="T44"/></text:p>
      <text:p text:style-name="P9"><text:span text:style-name="Source_20_Text"><text:span text:style-name="T47"/></text:span></text:p>
      <text:p text:style-name="P9"><text:span text:style-name="Source_20_Text"><text:span text:style-name="T47"/></text:span></text:p>
      <text:p text:style-name="P9"><text:span text:style-name="Source_20_Text"><text:span text:style-name="T12">var numbers = Tuple.Create(1, 2, Tuple.Create(3, 4, 5, 6, 7, <text:s/>8), 9, 10, 11, 12, 13 );</text:span></text:span></text:p>
      <text:p text:style-name="P9"><text:soft-page-break/><text:span text:style-name="Source_20_Text"><text:span text:style-name="T12"/></text:span></text:p>
      <text:p text:style-name="Preformatted_20_Text"><text:span text:style-name="Source_20_Text"><text:span text:style-name="T24">numbers.Item1; // returns 1</text:span></text:span></text:p>
      <text:p text:style-name="Preformatted_20_Text"><text:span text:style-name="Source_20_Text"><text:span text:style-name="T24">numbers.Item2; // returns 2</text:span></text:span></text:p>
      <text:p text:style-name="Preformatted_20_Text"><text:span text:style-name="Source_20_Text"><text:span text:style-name="T25">numbers.Item3; // returns (3, 4, 5, 6, 7, <text:s/>8)</text:span></text:span></text:p>
      <text:p text:style-name="Preformatted_20_Text"><text:span text:style-name="Source_20_Text"><text:span text:style-name="T25">numbers.Item3.Item1; // returns 3</text:span></text:span></text:p>
      <text:p text:style-name="Preformatted_20_Text"><text:span text:style-name="Source_20_Text"><text:span text:style-name="T24">numbers.Item4; // returns 9</text:span></text:span></text:p>
      <text:p text:style-name="P7"><text:span text:style-name="Source_20_Text"><text:span text:style-name="T24">numbers.Rest.Item1; //returns 13</text:span></text:span></text:p>
      <text:p text:style-name="P10"><text:span text:style-name="T44">--------------------------------------------------------------------------------------------------------------------A</text:span><text:span text:style-name="T43">s you can see on above code, Nested tuple is applies at item3 between the tuple not on the 8</text:span><text:span text:style-name="T45">th</text:span><text:span text:style-name="T43"> position.</text:span></text:p>
      <text:p text:style-name="P10"><text:span text:style-name="T43">--------------------------------------------------------------------------------------------------------------------</text:span></text:p>
      <text:p text:style-name="P10"><text:span text:style-name="T43"/></text:p>
      <text:h text:style-name="P6" text:outline-level="2"><text:span text:style-name="T5">Tuple as a Method Parameter :</text:span></text:h>
      <text:p text:style-name="P24">A method can have a tuple as a parameter. </text:p>
      <text:p text:style-name="P20"/>
      <text:p text:style-name="Preformatted_20_Text"><text:span text:style-name="Source_20_Text"><text:span text:style-name="T24">static void Main(string[] args)</text:span></text:span></text:p>
      <text:p text:style-name="Preformatted_20_Text"><text:span text:style-name="Source_20_Text"><text:span text:style-name="T24">{</text:span></text:span></text:p>
      <text:p text:style-name="Preformatted_20_Text"><text:span text:style-name="Source_20_Text"><text:span text:style-name="T24"><text:s text:c="12"/></text:span></text:span><text:span text:style-name="Source_20_Text"><text:span text:style-name="T25">var person = Tuple.Create(1, "Steve", "Jobs");</text:span></text:span></text:p>
      <text:p text:style-name="Preformatted_20_Text"><text:span text:style-name="Source_20_Text"><text:span text:style-name="T25"><text:s text:c="4"/>DisplayTuple(person);</text:span></text:span></text:p>
      <text:p text:style-name="Preformatted_20_Text"><text:span text:style-name="Source_20_Text"><text:span text:style-name="T24">}</text:span></text:span></text:p>
      <text:p text:style-name="P11"/>
      <text:p text:style-name="Preformatted_20_Text"><text:span text:style-name="Source_20_Text"><text:span text:style-name="T25">static void DisplayTuple(Tuple&lt;int,string,string&gt; person)</text:span></text:span></text:p>
      <text:p text:style-name="Preformatted_20_Text"><text:span text:style-name="Source_20_Text"><text:span text:style-name="T24">{</text:span></text:span></text:p>
      <text:p text:style-name="Preformatted_20_Text"><text:span text:style-name="Source_20_Text"><text:span text:style-name="T24"><text:s text:c="4"/>Console.WriteLine($"Id = { person.Item1}");</text:span></text:span></text:p>
      <text:p text:style-name="Preformatted_20_Text"><text:span text:style-name="Source_20_Text"><text:span text:style-name="T24"><text:s text:c="4"/>Console.WriteLine($"First Name = { person.Item2}");</text:span></text:span></text:p>
      <text:p text:style-name="Preformatted_20_Text"><text:span text:style-name="Source_20_Text"><text:span text:style-name="T24"><text:s text:c="4"/>Console.WriteLine($"Last Name = { person.Item3}");</text:span></text:span></text:p>
      <text:p text:style-name="P7"><text:span text:style-name="Source_20_Text"><text:span text:style-name="T24">}</text:span></text:span></text:p>
      <text:p text:style-name="P10"><text:span text:style-name="T43"/></text:p>
      <text:h text:style-name="P5" text:outline-level="2">Tuple as a Return Type : </text:h>
      <text:p text:style-name="P27">A Tuple can be return from a method. </text:p>
      <text:p text:style-name="P27"><text:span text:style-name="T23"/></text:p>
      <text:p text:style-name="Preformatted_20_Text"><text:span text:style-name="Source_20_Text">static void Main(string[] args)</text:span></text:p>
      <text:p text:style-name="Preformatted_20_Text"><text:span text:style-name="Source_20_Text">{</text:span></text:p>
      <text:p text:style-name="Preformatted_20_Text"><text:span text:style-name="Source_20_Text"><text:s text:c="12"/>var person = GetPerson();</text:span></text:p>
      <text:p text:style-name="Preformatted_20_Text"><text:span text:style-name="Source_20_Text">}</text:span></text:p>
      <text:p text:style-name="Preformatted_20_Text"/>
      <text:p text:style-name="Preformatted_20_Text"><text:span text:style-name="Source_20_Text">static Tuple&lt;int, string, string&gt; GetPerson() </text:span></text:p>
      <text:p text:style-name="Preformatted_20_Text"><text:span text:style-name="Source_20_Text">{</text:span></text:p>
      <text:p text:style-name="Preformatted_20_Text"><text:span text:style-name="Source_20_Text"><text:s text:c="12"/></text:span><text:span text:style-name="Source_20_Text"><text:span text:style-name="T34">return Tuple.Create(1, "Bill", "Gates");</text:span></text:span></text:p>
      <text:p text:style-name="P7"><text:span text:style-name="Source_20_Text">}</text:span></text:p>
      <text:p text:style-name="P10"><text:span text:style-name="T43"/></text:p>
      <text:h text:style-name="P1" text:outline-level="2"><text:soft-page-break/><text:span text:style-name="T43"/></text:h>
      <text:h text:style-name="P1" text:outline-level="2"><text:span text:style-name="T43"/></text:h>
      <text:h text:style-name="P4" text:outline-level="2"><text:span text:style-name="T5">Usage of Tuple <text:s/>:</text:span></text:h>
      <text:p text:style-name="Text_20_body">Tuples can be used in the following scenarios: </text:p>
      <text:list xml:id="list732276093" text:style-name="L1">
        <text:list-item>
          <text:p text:style-name="P29">When you want to return multiple values from a method without using <text:span text:style-name="Source_20_Text"><text:span text:style-name="T5">ref</text:span></text:span><text:span text:style-name="T5"> </text:span>or <text:span text:style-name="Source_20_Text"><text:span text:style-name="T5">out</text:span></text:span><text:span text:style-name="T5"> </text:span>parameters. </text:p>
        </text:list-item>
        <text:list-item>
          <text:p text:style-name="P29">When you want to pass multiple values to a method through a single parameter. </text:p>
        </text:list-item>
        <text:list-item>
          <text:p text:style-name="P28">When you want to hold a database record or some values temporarily without creating a separate class. </text:p>
        </text:list-item>
      </text:list>
      <text:p text:style-name="P10"><text:span text:style-name="T43"/></text:p>
      <text:h text:style-name="P5" text:outline-level="2">Tuple Limitations:</text:h>
      <text:list xml:id="list1614986021" text:style-name="L2">
        <text:list-item>
          <text:p text:style-name="P31">The <text:span text:style-name="Source_20_Text">Tuple</text:span> is a reference type and not a value type. It allocates on heap and could result in CPU intensive operations. </text:p>
        </text:list-item>
        <text:list-item>
          <text:p text:style-name="P31">The <text:span text:style-name="Source_20_Text">Tuple</text:span> is limited to include eight elements. You need to use nested tuples if you need to store more elements. However, this may result in ambiguity. </text:p>
        </text:list-item>
        <text:list-item>
          <text:p text:style-name="P30">The <text:span text:style-name="Source_20_Text">Tuple</text:span> elements can be accessed using properties with a name pattern <text:span text:style-name="Source_20_Text">Item&lt;elementNumber&gt;</text:span>, which does not make sense. </text:p>
        </text:list-item>
      </text:list>
      <text:p text:style-name="P10"><text:span text:style-name="T4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5:56:42.892352584</meta:creation-date>
    <dc:date>2024-01-30T17:07:02.974563364</dc:date>
    <meta:editing-duration>PT7M44S</meta:editing-duration>
    <meta:editing-cycles>2</meta:editing-cycles>
    <meta:generator>LibreOffice/7.3.7.2$Linux_X86_64 LibreOffice_project/30$Build-2</meta:generator>
    <meta:document-statistic meta:table-count="0" meta:image-count="0" meta:object-count="0" meta:page-count="4" meta:paragraph-count="90" meta:word-count="758" meta:character-count="5560" meta:non-whitespace-character-count="4662"/>
  </office:meta>
</office:document-meta>
</file>